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ll numbers</text:p>
      <text:p text:style-name="Standard"/>
      <text:p text:style-name="Standard">Ontario</text:p>
      <text:p text:style-name="Standard"/>
      <text:p text:style-name="Standard">Paris 1919 <text:tab/>D6444 .M32 2002</text:p>
      <text:p text:style-name="Standard">Postwar<text:tab/>D1051 J84 2004</text:p>
      <text:p text:style-name="Standard"/>
      <text:p text:style-name="Standard">Brussels</text:p>
      <text:p text:style-name="Standard"/>
      <text:p text:style-name="Standard">The Early Chartered Companies<text:tab/>HF485 C4 1968</text:p>
      <text:p text:style-name="Standard">Jan Compagnie<text:tab/><text:tab/><text:tab/>HF483 E6 B6813</text:p>
      <text:p text:style-name="Standard">A Throne in Brussels<text:tab/><text:tab/><text:tab/>DH645 B45 2005</text:p>
      <text:p text:style-name="Standard">King Leopold's Congo<text:tab/><text:tab/>DT655 S55</text:p>
      <text:p text:style-name="Standard">White Rajah <text:tab/><text:tab/><text:tab/><text:tab/>DS597 .38 B7B36 2002 c.1</text:p>
      <text:p text:style-name="Standard">king Leopold's Congo<text:tab/><text:tab/><text:tab/>DT655 S55 c.1</text:p>
      <text:p text:style-name="Standard"/>
      <text:p text:style-name="Standard">Get Later</text:p>
      <text:p text:style-name="Standard">Transnational traders on the margins of the law<text:tab/>HF 3911 Z5M33 2000</text:p>
      <text:p text:style-name="Standard">Conflict in the Congo<text:tab/>(Lumumba)<text:tab/><text:tab/><text:tab/>DT658 K25713 c.1</text:p>
      <text:p text:style-name="Standard">Congo, Background of Conflict (Independece)<text:tab/>DT657 M4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4T10:11:25</meta:creation-date>
    <dc:date>2009-08-18T21:29:45</dc:date>
    <meta:editing-duration>PT74H14M38S</meta:editing-duration>
    <meta:editing-cycles>4</meta:editing-cycles>
    <meta:generator>OpenOffice.org/3.0$Linux OpenOffice.org_project/300m15$Build-9379</meta:generator>
    <meta:document-statistic meta:table-count="0" meta:image-count="0" meta:object-count="0" meta:page-count="1" meta:paragraph-count="15" meta:word-count="79" meta:character-count="473"/>
    <meta:user-defined meta:name="Info 1"/>
    <meta:user-defined meta:name="Info 2"/>
    <meta:user-defined meta:name="Info 3"/>
    <meta:user-defined meta:name="Info 4"/>
  </office:meta>
</office:document-meta>
</file>